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Rob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ROBINIA PSEUDO-ACACI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Secret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toma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Nigh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Fat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Iris. Mag-c.</text:p>
      <text:p text:style-name="Standard"/>
      <text:p text:style-name="SK-MM-Rem-Short">Rum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RUMEX CRISPUS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Mucous membranes</text:p>
          </table:table-cell>
          <table:table-cell table:style-name="Table1.A2" office:value-type="string">
            <text:p text:style-name="SK-MM-L2">Larynx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Trachea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THROAT-PIT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Bowel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Nerv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ki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eft sideches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Join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Ankl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COOL AIR</text:p>
          </table:table-cell>
          <table:table-cell table:style-name="Table1.A2" office:value-type="string">
            <text:p text:style-name="SK-MM-L2"><text:span text:style-name="Strong_20_Emphasis">INHALING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Open ai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Raw change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Uncover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Nigh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Pressureon trache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Covering mouth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Wrapping u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Dry, sensitive mucous membranes. </text:p>
      <text:p text:style-name="Primary">Stickiness, with burning. </text:p>
      <text:p text:style-name="Primary">Every cold affects the joints. </text:p>
      <text:p text:style-name="Primary"><text:soft-page-break/>Sharp pains; neuralgias, etc. </text:p>
      <text:p text:style-name="Primary">Obesity. </text:p>
      <text:p text:style-name="Primary"/>
      <text:p text:style-name="Secondary">Eyes burn, indoors; puffed in A.M. </text:p>
      <text:p text:style-name="Secondary">Dry posterior nares. </text:p>
      <text:p text:style-name="Secondary">Sneezing attacks. </text:p>
      <text:p text:style-name="Secondary">Sodden complexion. </text:p>
      <text:p text:style-name="Secondary">Hawks out much tenacious mucus. </text:p>
      <text:p text:style-name="Secondary">Throat feels hollow. </text:p>
      <text:p text:style-name="Secondary">Ravenous appetite. </text:p>
      <text:p text:style-name="Secondary">Borborygmi. </text:p>
      <text:p text:style-name="Secondary">Sudden, profuse, foul, early morning diarrhœa (5-9 A.M.); after catarrh; in phthisis. </text:p>
      <text:p text:style-name="Secondary">Respiration &lt; wind. </text:p>
      <text:p text:style-name="Secondary">Suffocative choking. </text:p>
      <text:p text:style-name="Secondary">Dyspnœa, on retiring. </text:p>
      <text:p text:style-name="Secondary"><text:span text:style-name="Strong_20_Emphasis">EVERY BREATH OF COLD AIR CAUSES TICKLING, </text:span>as from a feather or dust, IN THROAT-PIT, <text:span text:style-name="Strong_20_Emphasis">AND CONTINUOUS COUGH; </text:span>&gt; closing or covering mouth or head. </text:p>
      <text:p text:style-name="Secondary">Profuse, frothy expectoration. </text:p>
      <text:p text:style-name="Secondary">Pain from r. </text:p>
      <text:p text:style-name="Secondary">ovary to back. </text:p>
      <text:p text:style-name="Secondary">Pain rawness or burning under clavicle (l); as if the air penetrated there. </text:p>
      <text:p text:style-name="Secondary">Chest sore. </text:p>
      <text:p text:style-name="Secondary">Pain under sternum; under l. </text:p>
      <text:p text:style-name="Secondary">nipple. </text:p>
      <text:p text:style-name="Secondary">Heart seems impeded, then heavy pulsation through chest. </text:p>
      <text:p text:style-name="Secondary">Pain in l. </text:p>
      <text:p text:style-name="Secondary">shoulder on coughing or raising arm. </text:p>
      <text:p text:style-name="Secondary">Right scapula. </text:p>
      <text:p text:style-name="Secondary">Spasmodic cramps in ankles and feet. </text:p>
      <text:p text:style-name="Secondary">Skin itches if exposed to air. </text:p>
      <text:p text:style-name="Secondary">Acne vulgaris on back. </text:p>
      <text:p text:style-name="Secondary">Sudden sleepiness. </text:p>
      <text:p text:style-name="SK-MM-Remedy-Reference">Related: Caus. Seneg.</text:p>
      <text:p text:style-name="Standard"/>
      <text:p text:style-name="SK-MM-Rem-Short">Ru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RUTA GRAVEOLEN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Fibrous tissues</text:p>
          </table:table-cell>
          <table:table-cell table:style-name="Table2.A2" office:value-type="string">
            <text:p text:style-name="SK-MM-L2"><text:span text:style-name="Strong_20_Emphasis">EYES</text:span></text:p>
          </table:table-cell>
          <table:table-cell table:style-name="Table2.A2" office:value-type="string">
            <text:p text:style-name="SK-MM-L3">lumbar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Cartilag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Periosteum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Uteru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Over-exertion</text:p>
          </table:table-cell>
          <table:table-cell table:style-name="Table2.A2" office:value-type="string">
            <text:p text:style-name="SK-MM-L2">EYE-STRAI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Injury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prain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>Air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Wind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Damp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We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LY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SITT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Pressure on an edg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Lying on back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Warmt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BRUISED, SORE ACHING AND RESTLESSNESS. </text:span></text:p>
      <text:p text:style-name="Primary">Painful weariness. </text:p>
      <text:p text:style-name="Primary">Heaviness; as of a weight in forehead or hanging to feet; of lower limbs. </text:p>
      <text:p text:style-name="Primary">As of a rough, blunt plug in part; head nose, etc. </text:p>
      <text:p text:style-name="Primary">Nodes. </text:p>
      <text:p text:style-name="Primary">Paralytic rigidity. </text:p>
      <text:p text:style-name="Primary">Distortions. </text:p>
      <text:p text:style-name="Primary">Rheumatism. </text:p>
      <text:p text:style-name="Primary">Gnawing-burning. </text:p>
      <text:p text:style-name="Primary">Neuralgia. </text:p>
      <text:p text:style-name="Primary"/>
      <text:p text:style-name="Secondary">Dissatisfied. </text:p>
      <text:p text:style-name="Secondary">Fretful. </text:p>
      <text:p text:style-name="Secondary">Itching inner canthi. </text:p>
      <text:p text:style-name="Secondary">Eyes burn. </text:p>
      <text:p text:style-name="Secondary">Lachrymation. </text:p>
      <text:p text:style-name="Secondary">Dim vision. </text:p>
      <text:p text:style-name="Secondary">Woody taste. </text:p>
      <text:p text:style-name="Secondary">Swelled spleen. </text:p>
      <text:p text:style-name="Secondary">Urging to stool, but only rectum prolapses; &lt; after labor, stooping, etc. </text:p>
      <text:p text:style-name="Secondary">Corrosive leucorrhœa. </text:p>
      <text:p text:style-name="Secondary">Weak, bruised feeling in small of back, hips or lower limbs in A.M. </text:p>
      <text:p text:style-name="Secondary">Nodes in palms. </text:p>
      <text:p text:style-name="Secondary">Stumbles easily. </text:p>
      <text:p text:style-name="Secondary">Lumbago. </text:p>
      <text:p text:style-name="Secondary">Deep pains. </text:p>
      <text:p text:style-name="Secondary">Thighs feel broken. </text:p>
      <text:p text:style-name="Secondary">Pains as if deep in long bones; must walk about. </text:p>
      <text:p text:style-name="Secondary">Bursæ. </text:p>
      <text:p text:style-name="Secondary">Erosive itching. </text:p>
      <text:p text:style-name="Secondary">Chafing. </text:p>
      <text:p text:style-name="Secondary">Flat warts. </text:p>
      <text:p text:style-name="Secondary">Contractions. </text:p>
      <text:p text:style-name="Secondary">Brittle bones. </text:p>
      <text:p text:style-name="Secondary"><text:soft-page-break/>Cracking joints, &lt; walking in open air. </text:p>
      <text:p text:style-name="Secondary">Ganglion. </text:p>
      <text:p text:style-name="Secondary">Glowing heat of face, skin, etc. </text:p>
      <text:p text:style-name="SK-MM-Remedy-Reference">Complementary: Calc-p. Related: Arn. Phyt. Ran-sc. Symp.</text:p>
      <text:p text:style-name="Standard"/>
      <text:p text:style-name="SK-MM-Rem-Short">Saba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SABADILLA OFFICINAR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MUCOUS MEMBRANES</text:p>
          </table:table-cell>
          <table:table-cell table:style-name="Table3.A2" office:value-type="string">
            <text:p text:style-name="SK-MM-L2"><text:span text:style-name="Strong_20_Emphasis">NOSE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ANU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Digestive trac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achrymal gland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Throa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COLD</text:span>airdrink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ERIODICALLY</text:p>
          </table:table-cell>
          <table:table-cell table:style-name="Table3.A2" office:value-type="string">
            <text:p text:style-name="SK-MM-L2">Same hou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Foreno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New and full mo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Odor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Undeveloped exanthema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Open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Hea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Swallow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Weak; nervous; easily startled. </text:p>
      <text:p text:style-name="Primary">Alternate nerve and bodily symptoms. </text:p>
      <text:p text:style-name="Primary">Formication. </text:p>
      <text:p text:style-name="Primary">Twitches. </text:p>
      <text:p text:style-name="Primary">Trembling. </text:p>
      <text:p text:style-name="Primary">Worms. </text:p>
      <text:p text:style-name="Primary"/>
      <text:p text:style-name="Secondary">Miserable. </text:p>
      <text:p text:style-name="Secondary">Anger. </text:p>
      <text:p text:style-name="Secondary">Erroneous (fixed), personal ideas. </text:p>
      <text:p text:style-name="Secondary">Pain in alternate sides of forehead. </text:p>
      <text:p text:style-name="Secondary">Unilateral head pains. </text:p>
      <text:p text:style-name="Secondary">Itching scalp. </text:p>
      <text:p text:style-name="Secondary"><text:soft-page-break/>Red, itching tarsi. </text:p>
      <text:p text:style-name="Secondary">Lachrymation; when in pain; &lt; open air. </text:p>
      <text:p text:style-name="Secondary">Nose; <text:span text:style-name="Strong_20_Emphasis">ITCHES; </text:span>rubs or picks it; very dry; tickling in, spreads over whole body, then dyspnœa follows. </text:p>
      <text:p text:style-name="Secondary">Persistent VIOLENT or ABORTIVE SNEEZING. </text:p>
      <text:p text:style-name="Secondary">Hay fever. </text:p>
      <text:p text:style-name="Secondary">Influenza. </text:p>
      <text:p text:style-name="Secondary">Sensitive smell. </text:p>
      <text:p text:style-name="Secondary">Itching soft palate. </text:p>
      <text:p text:style-name="Secondary">Tongue feels burnt. </text:p>
      <text:p text:style-name="Secondary">Sorethroat; ly </text:p>
      <text:p text:style-name="Secondary">to r.; &lt; empty swallowing; &gt; hot drinks. </text:p>
      <text:p text:style-name="Secondary">As of a lump, morsel, thread or skin hanging in throat. </text:p>
      <text:p text:style-name="Secondary">Canine hunger. </text:p>
      <text:p text:style-name="Secondary">Thirstless. </text:p>
      <text:p text:style-name="Secondary">Craves hot things, sweets or milk. </text:p>
      <text:p text:style-name="Secondary">Bowels feel knotted. </text:p>
      <text:p text:style-name="Secondary">Burning, frothy, floating stools. </text:p>
      <text:p text:style-name="Secondary">Crawling, itching at anus; alternating with tickling in nose or ears. </text:p>
      <text:p text:style-name="Secondary">Pinworms. </text:p>
      <text:p text:style-name="Secondary">Violent coughing attacks; muffled; &lt; anger. </text:p>
      <text:p text:style-name="Secondary">Upward jerking of arms. </text:p>
      <text:p text:style-name="Secondary">Cracks under toes. </text:p>
      <text:p text:style-name="Secondary">Cutting in bones. </text:p>
      <text:p text:style-name="Secondary">Itching skin (in nose and anus) with asthmatic breathing. </text:p>
      <text:p text:style-name="Secondary">Shivers; as a concomitant. </text:p>
      <text:p text:style-name="Secondary">Thirstl after chill only. </text:p>
      <text:p text:style-name="SK-MM-Remedy-Reference">Related: Ars. Pul. Urt-u.</text:p>
      <text:p text:style-name="Standard"/>
      <text:p text:style-name="SK-MM-Rem-Short">Sabal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SABAL SERRULAT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Emphasis">Genito-urinary organs</text:span></text:p>
          </table:table-cell>
          <table:table-cell table:style-name="Table4.A2" office:value-type="string">
            <text:p text:style-name="SK-MM-L2">Prostate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Ovari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Mammæ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ladde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Urethra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Mucous membran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Women and old m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Weather</text:span></text:p>
          </table:table-cell>
          <table:table-cell table:style-name="Table4.A2" office:value-type="string">
            <text:p text:style-name="SK-MM-L2">ColdDamp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loudy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ympath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oft-page-break/>Sharp, stinging pains in urethra. </text:p>
      <text:p text:style-name="Primary">Debility. </text:p>
      <text:p text:style-name="Primary"/>
      <text:p text:style-name="Secondary">Voices seem distant. </text:p>
      <text:p text:style-name="Secondary">Abdominal pains into thighs. </text:p>
      <text:p text:style-name="Secondary">Irritable bladder and urethra. </text:p>
      <text:p text:style-name="Secondary">Strangury. </text:p>
      <text:p text:style-name="Secondary">Enuresis. </text:p>
      <text:p text:style-name="Secondary">Limy urinary sediment. </text:p>
      <text:p text:style-name="Secondary">Testes drawn up. </text:p>
      <text:p text:style-name="Secondary">Enlarged or congested prostate; senile. </text:p>
      <text:p text:style-name="Secondary">Painful erection or emission of semen. </text:p>
      <text:p text:style-name="Secondary">Ovarian pains. </text:p>
      <text:p text:style-name="Secondary">Vulva feels open. </text:p>
      <text:p text:style-name="Secondary">Coldness in genitals. </text:p>
      <text:p text:style-name="Secondary">Absent sexual passion; with nervous irritability. </text:p>
      <text:p text:style-name="Secondary">Mammæ sore, tender and full, or small; &lt; cold bath. </text:p>
      <text:p text:style-name="Secondary">Backache from coition. </text:p>
      <text:p text:style-name="SK-MM-Remedy-Reference">Related: Sep. Sil.</text:p>
      <text:p text:style-name="Standard"/>
      <text:p text:style-name="SK-MM-Rem-Short">Sabi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SABIN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FEMALE PELVIC ORGANS</text:p>
          </table:table-cell>
          <table:table-cell table:style-name="Table5.A2" office:value-type="string">
            <text:p text:style-name="SK-MM-L2"><text:span text:style-name="Strong_20_Emphasis">UTERU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Rectum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Nerve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Fibrous and serous tissues</text:p>
          </table:table-cell>
          <table:table-cell table:style-name="Table5.A2" office:value-type="string">
            <text:p text:style-name="SK-MM-L2">Small joint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Heel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Nightl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HEAT</text:p>
          </table:table-cell>
          <table:table-cell table:style-name="Table5.A2" office:value-type="string">
            <text:p text:style-name="SK-MM-L2">Bed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Room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Exercise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Pregnanc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limacteric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Foggy weathe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Cold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Hot, full-blooded females; with rheumatic or gouty-hæmorrhagic tendency, epistaxis, heamaturia, etc. </text:p>
      <text:p text:style-name="Primary">Violent pulsations. </text:p>
      <text:p text:style-name="Primary">Fulness. </text:p>
      <text:p text:style-name="Primary"><text:soft-page-break/>Red, shiny swelling. </text:p>
      <text:p text:style-name="Primary">Acutely inflamed arthritic nodes. </text:p>
      <text:p text:style-name="Primary"/>
      <text:p text:style-name="Secondary">Music is unbearable. </text:p>
      <text:p text:style-name="Secondary">Bursting toothache. </text:p>
      <text:p text:style-name="Secondary">Craves lemonade. </text:p>
      <text:p text:style-name="Secondary">Abdomen plethoric; quivering, as if alive in. </text:p>
      <text:p text:style-name="Secondary">Piles, alternate with pains in limbs. </text:p>
      <text:p text:style-name="Secondary">Itching, excited genitals. </text:p>
      <text:p text:style-name="Secondary">PAIN FROM LUMBAR REGION FORWARD TO PUBES or reverse; or shooting up vagina. </text:p>
      <text:p text:style-name="Secondary">Gushes of fluid, hot or watery blood, mixed with (dark) clots, from uterus; &lt; motion; with joint pains. </text:p>
      <text:p text:style-name="Secondary">Abortion; habitual; at 3rd month. </text:p>
      <text:p text:style-name="Secondary">Bleeding between periods. </text:p>
      <text:p text:style-name="Secondary">Foul, acrid leucorrhœa. </text:p>
      <text:p text:style-name="Secondary">Pruritus of pregnancy. </text:p>
      <text:p text:style-name="Secondary">Crawling in nipples. </text:p>
      <text:p text:style-name="Secondary">Gout in r. </text:p>
      <text:p text:style-name="Secondary">big toe. </text:p>
      <text:p text:style-name="Secondary">Foul itching, burning, moist, figwarts. </text:p>
      <text:p text:style-name="Secondary">Intolerable, burning heat. </text:p>
      <text:p text:style-name="SK-MM-Remedy-Reference">Complementary: Thu. Related: Caul. Pul.</text:p>
      <text:p text:style-name="Standard"/>
      <text:p text:style-name="SK-MM-Rem-Short">Samb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SAMBUCUS NIGR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Respiratory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espir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Kidney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ki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Drycold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old drinkswhile heate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ead low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Pressure over a sharp edg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Wrapping u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Sweats or gets short of breath; with many symptoms. </text:p>
      <text:p text:style-name="Primary">Nephritis. </text:p>
      <text:p text:style-name="Primary">Dropsy. </text:p>
      <text:p text:style-name="Primary"/>
      <text:p text:style-name="Secondary">Fretful. </text:p>
      <text:p text:style-name="Secondary"><text:soft-page-break/>Half open eyes. </text:p>
      <text:p text:style-name="Secondary">Snuffles. </text:p>
      <text:p text:style-name="Secondary">Bluish, puffy face; &lt; coughing. </text:p>
      <text:p text:style-name="Secondary"><text:span text:style-name="Strong_20_Emphasis">SUDDEN SUFFOCATION, </text:span>or strangling cough, on falling to sleep or waking him after midnight; with violent sweat; &lt; fright. </text:p>
      <text:p text:style-name="Secondary">Whistling breathing. </text:p>
      <text:p text:style-name="Secondary">Spasm of glottis. </text:p>
      <text:p text:style-name="Secondary">Screeching voice. </text:p>
      <text:p text:style-name="Secondary">Croup. </text:p>
      <text:p text:style-name="Secondary">Icy cold feet. </text:p>
      <text:p text:style-name="Secondary">Dry, burning heat during sleep, but copious sweating on waking; &lt; coughi </text:p>
      <text:p text:style-name="Secondary">Debilitating sweats; at night. </text:p>
      <text:p text:style-name="SK-MM-Remedy-Reference">Related: Bell. Brom.</text:p>
      <text:p text:style-name="Standard"/>
      <text:p text:style-name="SK-MM-Rem-Short">Sang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SANGUINARIA CANADENSI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RIGHT SIDE</text:p>
          </table:table-cell>
          <table:table-cell table:style-name="Table7.A2" office:value-type="string">
            <text:p text:style-name="SK-MM-L2">Hea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LIVE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Ches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Deltoi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VASO-MOTOR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apillari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cous membra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tomach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Periodically</text:span></text:p>
          </table:table-cell>
          <table:table-cell table:style-name="Table7.A2" office:value-type="string">
            <text:p text:style-name="SK-MM-L2"><text:span text:style-name="Strong_20_Emphasis">WITH SUN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Weekly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Nigh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limaxi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Odor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Ja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Raising arm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ooking u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Strong_20_Emphasis">SLEEP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Lying on bac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Vomi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Cool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Passing flatu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Redness; abdominal; tongue, etc. </text:p>
      <text:p text:style-name="Primary"><text:span text:style-name="Strong_20_Emphasis">BURNING HEAT AND EBULLITIONS. </text:span></text:p>
      <text:p text:style-name="Primary">Dry mucous membranes. </text:p>
      <text:p text:style-name="Primary">Burnt feeling; tongue, </text:p>
      <text:p text:style-name="Primary">Burning; in throat; under sternum; spot or stitches in chest; palms and soles, etc. </text:p>
      <text:p text:style-name="Primary">General pulsation. </text:p>
      <text:p text:style-name="Primary">Congestion; to head, abdomen, chest; etc. </text:p>
      <text:p text:style-name="Primary">Symptoms ascend, or end in bilious vomiting. </text:p>
      <text:p text:style-name="Primary">Migraine. </text:p>
      <text:p text:style-name="Primary">Internal rawness. </text:p>
      <text:p text:style-name="Primary">Acrid, blood-streaked or foul discharges. </text:p>
      <text:p text:style-name="Primary">Lies on back with head elevated. </text:p>
      <text:p text:style-name="Primary"/>
      <text:p text:style-name="Secondary">Irritable and bilious. </text:p>
      <text:p text:style-name="Secondary">Grumbling. </text:p>
      <text:p text:style-name="Secondary">Borrows trouble. </text:p>
      <text:p text:style-name="Secondary">Pain over r. </text:p>
      <text:p text:style-name="Secondary">eye or ASCENDS FROM OCCIPUT TO OVER R. </text:p>
      <text:p text:style-name="Secondary"><text:span text:style-name="Strong_20_Emphasis">EYE, </text:span>&gt; free urination. </text:p>
      <text:p text:style-name="Secondary">Sun pains. </text:p>
      <text:p text:style-name="Secondary">Swelled temporal veins. </text:p>
      <text:p text:style-name="Secondary">Pain at root of nose. </text:p>
      <text:p text:style-name="Secondary">Coryza; stopped, then diarrhœa. </text:p>
      <text:p text:style-name="Secondary">Sensitive to odors. </text:p>
      <text:p text:style-name="Secondary">Redn burning cheeks. </text:p>
      <text:p text:style-name="Secondary">Hectic spot. </text:p>
      <text:p text:style-name="Secondary">Full and tender behind angle of jaw. </text:p>
      <text:p text:style-name="Secondary">Anterior tongue looks red, like raw beef. </text:p>
      <text:p text:style-name="Secondary">Palate feels scalded. </text:p>
      <text:p text:style-name="Secondary">Sorethroat (r); pains to ear and chest. </text:p>
      <text:p text:style-name="Secondary">Craves spices. </text:p>
      <text:p text:style-name="Secondary">Averse to butter. </text:p>
      <text:p text:style-name="Secondary">Nausea, &lt; sneezing or blowing nose, &gt; eating. </text:p>
      <text:p text:style-name="Secondary">Tension in epigastrium. </text:p>
      <text:p text:style-name="Secondary">Stomach pains to r. </text:p>
      <text:p text:style-name="Secondary">shoulder. </text:p>
      <text:p text:style-name="Secondary">Bilious or gushing stools. </text:p>
      <text:p text:style-name="Secondary">Acrid leucorrhœa. </text:p>
      <text:p text:style-name="Secondary">Larynx full and dry; in singers. </text:p>
      <text:p text:style-name="Secondary">Coughs; raises foul air, tough, bloody plugs or purulent sputum, or passes flatus; dry; tickling - behind sternum, in evening. </text:p>
      <text:p text:style-name="Secondary">Pneumonia. </text:p>
      <text:p text:style-name="Secondary">Phthisis. </text:p>
      <text:p text:style-name="Secondary">Itching axillæ, &lt; before menses. </text:p>
      <text:p text:style-name="Secondary">Cutting, stiff r. </text:p>
      <text:p text:style-name="Secondary">deltoid, &lt; raising or turning arm. </text:p>
      <text:p text:style-name="Secondary"><text:soft-page-break/>Omodynia; &lt; night. </text:p>
      <text:p text:style-name="Secondary">Wrinkled palms. </text:p>
      <text:p text:style-name="Secondary">Dry skin; of jaundice. </text:p>
      <text:p text:style-name="Secondary">Polypi. </text:p>
      <text:p text:style-name="Secondary">Pain in bones near surface. </text:p>
      <text:p text:style-name="Secondary">Flushes of heat, rising into face and head; with headache. </text:p>
      <text:p text:style-name="Secondary">Burning; scanty sweat. </text:p>
      <text:p text:style-name="Secondary">General pulsation. </text:p>
      <text:p text:style-name="Secondary">Heat of palms and soles, &lt; covers. </text:p>
      <text:p text:style-name="SK-MM-Remedy-Reference">Complementary: Ant-t. Pho.</text:p>
      <text:p text:style-name="Standard"/>
      <text:p text:style-name="SK-MM-Rem-Short">Sanic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SANICULA AQU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Nutri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Female orga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ck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ectu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k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Motion</text:span></text:p>
          </table:table-cell>
          <table:table-cell table:style-name="Table8.A2" office:value-type="string">
            <text:p text:style-name="SK-MM-L2">Downward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Of hands behind him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Cold wind on</text:span></text:p>
          </table:table-cell>
          <table:table-cell table:style-name="Table8.A2" office:value-type="string">
            <text:p text:style-name="SK-MM-L2">Occiput or neck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Looks old and thin. </text:p>
      <text:p text:style-name="Primary">Marasmus. </text:p>
      <text:p text:style-name="Primary">Body smells like old cheese. </text:p>
      <text:p text:style-name="Primary">Child kicks off covers at night. </text:p>
      <text:p text:style-name="Primary">Enlarged feeling in throat, vagina, etc. </text:p>
      <text:p text:style-name="Primary">Thick, yellow, acrid pus. </text:p>
      <text:p text:style-name="Primary"/>
      <text:p text:style-name="Secondary">Stubborn and touchy. </text:p>
      <text:p text:style-name="Secondary">Can't bear cold air on occiput and neck. </text:p>
      <text:p text:style-name="Secondary">Eyelids stick to balls. </text:p>
      <text:p text:style-name="Secondary">Fluent coryza, &lt; eating. </text:p>
      <text:p text:style-name="Secondary">Water smells like old, musty rain water. </text:p>
      <text:p text:style-name="Secondary">Aphthæ. </text:p>
      <text:p text:style-name="Secondary">Craves bacon, or ice cold milk. </text:p>
      <text:p text:style-name="Secondary">Stool of one, larged heavy mass; impacted. </text:p>
      <text:p text:style-name="Secondary">Briny urine or leucorrhœa, &lt; stool. </text:p>
      <text:p text:style-name="Secondary">Backache, &lt; putting hands behind him or raising arms. </text:p>
      <text:p text:style-name="Secondary">Cold lumbar spine. </text:p>
      <text:p text:style-name="Secondary">Lumbago. </text:p>
      <text:p text:style-name="Secondary">Cold clammy hands and feet. </text:p>
      <text:p text:style-name="Secondary">Cramps in feet. </text:p>
      <text:p text:style-name="Secondary">Burning soles. </text:p>
      <text:p text:style-name="Secondary">Dry, brownish skin, &lt; neck. </text:p>
      <text:p text:style-name="Secondary"><text:soft-page-break/>Profuse sweat on occiput and neck. </text:p>
      <text:p text:style-name="Secondary">Foul foot sweat; chafes toes, destroys shoes or stiffens the hose; sticky. </text:p>
      <text:p text:style-name="SK-MM-Remedy-Reference">Related: Lyc. Psor. Sul.</text:p>
      <text:p text:style-name="Standard"/>
      <text:p text:style-name="SK-MM-Rem-Short">Sars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SARSAPARILL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Genito-urinary orga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ight sidelowe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At close of micturi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pr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ld we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ercur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Nigh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uppressed gonorrhœ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Yawn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Uncovering neck or che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tand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Thin frail, shrivelled and old looking. </text:p>
      <text:p text:style-name="Primary">Marasmus. </text:p>
      <text:p text:style-name="Primary">Tendency to gravel and itching eruptions. </text:p>
      <text:p text:style-name="Primary">Parts feel screwed together. </text:p>
      <text:p text:style-name="Primary">Nightly bone pains. </text:p>
      <text:p text:style-name="Primary">Rheumatism. </text:p>
      <text:p text:style-name="Primary">Very sore, gouty nodes. </text:p>
      <text:p text:style-name="Primary">Sycosis. </text:p>
      <text:p text:style-name="Primary"/>
      <text:p text:style-name="Secondary">Pain depresses him. </text:p>
      <text:p text:style-name="Secondary">Pain from occiput to eyes or root of nose, which is swelled. </text:p>
      <text:p text:style-name="Secondary">Painful urination, extorts screams, &gt; standing; &lt; before menses; passes drops of blood or white, acrid material at close. </text:p>
      <text:p text:style-name="Secondary">Urine dribbles while sitting. </text:p>
      <text:p text:style-name="Secondary">Renal colic (r). </text:p>
      <text:p text:style-name="Secondary">Gassy urine. </text:p>
      <text:p text:style-name="Secondary">Crusty urinary sediment. </text:p>
      <text:p text:style-name="Secondary">Sand in the stools. </text:p>
      <text:p text:style-name="Secondary">Moist, foul genitals. </text:p>
      <text:p text:style-name="Secondary"><text:soft-page-break/>Bloody semen. </text:p>
      <text:p text:style-name="Secondary">Retracted or cracked nipples. </text:p>
      <text:p text:style-name="Secondary">Backache with colic. </text:p>
      <text:p text:style-name="Secondary">Deep cracks on fingers and toes, &lt; sides. </text:p>
      <text:p text:style-name="Secondary">Cutting under nails. </text:p>
      <text:p text:style-name="Secondary">Ulcerated finger-tips. </text:p>
      <text:p text:style-name="Secondary">Blotchy, hard or shrivelled skin, &lt; about neck. </text:p>
      <text:p text:style-name="Secondary">Itching, scaly spots. </text:p>
      <text:p text:style-name="Secondary">Irritating pus. </text:p>
      <text:p text:style-name="Secondary">Chill starts from region of bladder; to back. </text:p>
      <text:p text:style-name="SK-MM-Remedy-Reference">Antidotes: Bell. Merc. Complementary: Sep. Related: Calc-c. Petr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6T00:40:41.75</dc:date>
    <meta:editing-duration>PT2M51S</meta:editing-duration>
    <meta:editing-cycles>2</meta:editing-cycles>
    <meta:document-statistic meta:table-count="10" meta:image-count="0" meta:object-count="0" meta:page-count="12" meta:paragraph-count="521" meta:word-count="1497" meta:character-count="9693"/>
  </office:meta>
</office:document-meta>
</file>